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2.17cm" fo:min-width="3.9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14.75cm" fo:min-width="1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style:paragraph-properties fo:margin-left="1cm" fo:margin-right="0cm" fo:text-align="center" fo:text-indent="0cm"/>
    </style:style>
    <style:style style:name="P4" style:family="paragraph">
      <style:paragraph-properties fo:margin-left="1.1cm" fo:margin-right="0cm" fo:text-align="start" fo:text-indent="0cm"/>
    </style:style>
    <style:style style:name="P5" style:family="paragraph">
      <style:paragraph-properties fo:margin-left="1.1cm" fo:margin-right="0cm" fo:text-align="start" fo:text-indent="0cm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5cm" svg:height="2.5cm" svg:x="5cm" svg:y="3cm">
          <text:p text:style-name="P1"><text:span text:style-name="T1">Choose number </text:span></text:p>
          <text:p text:style-name="P1"><text:span text:style-name="T1">of clusters (K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.5cm" svg:x="5cm" svg:y="7cm">
          <text:p text:style-name="P1"><text:span text:style-name="T1"><text:s/></text:span><text:span text:style-name="T1">Calculate K centroids </text:span></text:p>
          <text:p text:style-name="P1"><text:span text:style-name="T1">(first iteration </text:span></text:p>
          <text:p text:style-name="P1"><text:span text:style-name="T1">randomly assig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cm" svg:height="2.5cm" svg:x="5cm" svg:y="10.5cm">
          <text:p text:style-name="P1"><text:span text:style-name="T1"><text:s/></text:span><text:span text:style-name="T1">Calculate distance </text:span></text:p>
          <text:p text:style-name="P1"><text:span text:style-name="T1">between each point </text:span></text:p>
          <text:p text:style-name="P1"><text:span text:style-name="T1">and each centro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2.5cm" svg:x="5cm" svg:y="14cm">
          <text:p text:style-name="P1"><text:span text:style-name="T1">Group/cluster data </text:span></text:p>
          <text:p text:style-name="P1"><text:span text:style-name="T1">according to </text:span></text:p>
          <text:p text:style-name="P1"><text:span text:style-name="T1">closest centro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5cm" svg:height="2.5cm" svg:x="11.5cm" svg:y="10.5cm">
          <text:p text:style-name="P1"><text:span text:style-name="T1">Data cluster </text:span></text:p>
          <text:p text:style-name="P1"><text:span text:style-name="T1">assignments change?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5cm" svg:y1="11.75cm" svg:x2="9.5cm" svg:y2="8.25cm" draw:start-shape="id1" draw:start-glue-point="3" draw:end-shape="id2" svg:d="M11500 11750h-1000v-3500h-1000" svg:viewBox="0 0 2001 3501">
          <text:p text:style-name="P3"><text:span text:style-name="T1">Yes</text:span></text:p>
        </draw:connector>
        <draw:custom-shape draw:style-name="gr1" draw:text-style-name="P2" xml:id="id3" draw:id="id3" draw:layer="layout" svg:width="4.5cm" svg:height="2.5cm" svg:x="11.5cm" svg:y="5.5cm"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3.75cm" svg:y1="10.5cm" svg:x2="13.75cm" svg:y2="8cm" draw:start-shape="id1" draw:start-glue-point="0" draw:end-shape="id3" draw:end-glue-point="2" svg:d="M13750 10500v-2500" svg:viewBox="0 0 1 2501">
          <text:p text:style-name="P4"><text:span text:style-name="T1">No</text:span></text:p>
        </draw:connector>
        <draw:connector draw:style-name="gr4" draw:text-style-name="P1" draw:layer="layout" svg:x1="7.25cm" svg:y1="9.5cm" svg:x2="7.25cm" svg:y2="10.5cm" draw:start-shape="id2" draw:start-glue-point="2" draw:end-shape="id4" draw:end-glue-point="0" svg:d="M7250 9500v1000" svg:viewBox="0 0 1 1001">
          <text:p/>
        </draw:connector>
        <draw:connector draw:style-name="gr4" draw:text-style-name="P1" draw:layer="layout" svg:x1="7.25cm" svg:y1="13cm" svg:x2="7.25cm" svg:y2="14cm" draw:start-shape="id4" draw:start-glue-point="2" draw:end-shape="id5" draw:end-glue-point="0" svg:d="M7250 13000v1000" svg:viewBox="0 0 1 1001">
          <text:p/>
        </draw:connector>
        <draw:connector draw:style-name="gr4" draw:text-style-name="P1" draw:layer="layout" svg:x1="7.25cm" svg:y1="5.5cm" svg:x2="7.25cm" svg:y2="7cm" draw:start-shape="id6" draw:start-glue-point="2" draw:end-shape="id2" svg:d="M7250 5500v1500" svg:viewBox="0 0 1 1501">
          <text:p/>
        </draw:connector>
        <draw:connector draw:style-name="gr4" draw:text-style-name="P1" draw:layer="layout" svg:x1="7.25cm" svg:y1="16.5cm" svg:x2="13.75cm" svg:y2="13cm" draw:start-shape="id5" draw:start-glue-point="2" draw:end-shape="id1" draw:end-glue-point="2" svg:d="M7250 16500v541h6500v-4041" svg:viewBox="0 0 6501 4042">
          <text:p/>
        </draw:connector>
        <draw:custom-shape draw:style-name="gr5" draw:text-style-name="P1" draw:layer="layout" svg:width="12cm" svg:height="15cm" svg:x="4.5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12-10T17:05:54.727000000</meta:creation-date>
    <dc:date>2015-12-11T16:17:38.930000000</dc:date>
    <dc:creator>Seán Hayes</dc:creator>
    <meta:editing-duration>PT21H17M17S</meta:editing-duration>
    <meta:editing-cycles>2</meta:editing-cycles>
    <meta:generator>LibreOffice/4.3.0.4$Windows_x86 LibreOffice_project/62ad5818884a2fc2e5780dd45466868d41009ec0</meta:generator>
    <meta:document-statistic meta:object-count="13"/>
  </office:meta>
</office:document-meta>
</file>